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1" svg:font-family="Arial, Tahoma, Helvetica, FreeSans, sans-serif"/>
    <style:font-face style:name="Gotham Rounded SSm A" svg:font-family="'Gotham Rounded SSm A', 'Gotham Rounded SSm B', Helvetica, Arial, sans-serif"/>
    <style:font-face style:name="Merriweather" svg:font-family="Merriweather, 'PT Serif', Georgia, 'Times New Roman', serif"/>
    <style:font-face style:name="OpenSymbol" svg:font-family="OpenSymbol"/>
    <style:font-face style:name="Tahoma" svg:font-family="Tahoma, Arial, Verdana, sans-serif"/>
    <style:font-face style:name="apple-system" svg:font-family="apple-system, BlinkMacSystemFont, 'segoe ui', Roboto, 'helvetica neue', Arial, sans-serif, 'apple color emoji', 'segoe ui emoji', 'segoe ui symbol'"/>
    <style:font-face style:name="arial1" svg:font-family="arial, sans-serif"/>
    <style:font-face style:name="arial" svg:font-family="arial, sans-serif-light, sans-serif"/>
    <style:font-face style:name="Arial4" svg:font-family="Arial" style:font-family-generic="swiss"/>
    <style:font-face style:name="Arial2"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background-color="#ffff00"/>
    </style:style>
    <style:style style:name="P5" style:family="paragraph" style:parent-style-name="Standard">
      <style:paragraph-properties fo:margin-left="0in" fo:margin-right="0in" fo:text-align="start" style:justify-single-word="false" fo:orphans="2" fo:widows="2" fo:text-indent="0in" style:auto-text-indent="false"/>
    </style:style>
    <style:style style:name="P6" style:family="paragraph" style:parent-style-name="Text_20_body">
      <style:paragraph-properties fo:margin-left="0in" fo:margin-right="0in" fo:text-align="start" style:justify-single-word="false" fo:orphans="2" fo:widows="2" fo:text-indent="0in" style:auto-text-indent="false"/>
    </style:style>
    <style:style style:name="P7" style:family="paragraph" style:parent-style-name="Text_20_body">
      <style:text-properties fo:background-color="#ffff00"/>
    </style:style>
    <style:style style:name="P8" style:family="paragraph" style:parent-style-name="Text_20_body">
      <style:text-properties fo:font-size="12pt" fo:font-weight="normal" fo:background-color="#ffff00" style:font-size-asian="12pt" style:font-weight-asian="normal" style:font-size-complex="12pt" style:font-weight-complex="normal"/>
    </style:style>
    <style:style style:name="P9" style:family="paragraph" style:parent-style-name="Text_20_body" style:list-style-name="L2">
      <style:paragraph-properties fo:margin-top="0.1043in" fo:margin-bottom="0.1665in" fo:orphans="2" fo:widows="2" fo:padding="0in" fo:border="none"/>
    </style:style>
    <style:style style:name="P10" style:family="paragraph" style:parent-style-name="Text_20_body" style:list-style-name="L4">
      <style:paragraph-properties fo:margin-left="0.1043in" fo:margin-right="0in" fo:margin-top="0in" fo:margin-bottom="0in" fo:text-align="start" style:justify-single-word="false" fo:orphans="2" fo:widows="2" fo:text-indent="0in" style:auto-text-indent="false" fo:padding="0in" fo:border="none"/>
      <style:text-properties fo:font-variant="normal" fo:text-transform="none" fo:color="#333333" style:font-name="Tahoma" fo:font-size="11.25pt" fo:letter-spacing="normal" fo:font-style="normal" fo:font-weight="normal"/>
    </style:style>
    <style:style style:name="P11" style:family="paragraph" style:parent-style-name="Text_20_body" style:list-style-name="L4">
      <style:paragraph-properties fo:margin-left="0.1043in" fo:margin-right="0in" fo:margin-top="0in" fo:margin-bottom="0in" fo:text-align="start" style:justify-single-word="false" fo:orphans="2" fo:widows="2" fo:text-indent="0in" style:auto-text-indent="false" fo:padding="0in" fo:border="none"/>
      <style:text-properties fo:font-variant="normal" fo:text-transform="none" fo:color="#333333" style:font-name="Tahoma" fo:font-size="11.25pt" fo:letter-spacing="normal" fo:font-style="normal" fo:font-weight="normal" style:font-weight-asian="bold" style:font-weight-complex="bold"/>
    </style:style>
    <style:style style:name="P12" style:family="paragraph" style:parent-style-name="Normal_20__28_Web_29_">
      <style:paragraph-properties fo:margin-top="0.0193in" fo:margin-bottom="0.0193in" fo:background-color="#ffffff">
        <style:background-image/>
      </style:paragraph-properties>
      <style:text-properties fo:color="#242729" style:font-name="Arial2" fo:font-size="11.5pt" style:font-size-asian="11.5pt" style:font-name-complex="Arial3" style:font-size-complex="11.5pt"/>
    </style:style>
    <style:style style:name="P13" style:family="paragraph" style:parent-style-name="Normal_20__28_Web_29_">
      <style:paragraph-properties fo:margin-top="0.0193in" fo:margin-bottom="0.0193in" fo:background-color="#ffffff">
        <style:background-image/>
      </style:paragraph-properties>
      <style:text-properties fo:color="#242729" style:font-name="Arial2" fo:font-size="11.5pt" style:text-underline-style="none" fo:font-weight="normal" style:letter-kerning="true" style:font-name-asian="Times New Roman1" style:font-size-asian="11.5pt" style:font-weight-asian="normal" style:font-name-complex="Arial3" style:font-size-complex="11.5pt" style:font-weight-complex="normal"/>
    </style:style>
    <style:style style:name="P14" style:family="paragraph" style:parent-style-name="Standard" style:list-style-name="L1"/>
    <style:style style:name="P15" style:family="paragraph" style:parent-style-name="Standard">
      <style:text-properties fo:font-variant="normal" fo:text-transform="none" fo:color="#000000" style:font-name="apple-system" fo:font-size="12pt" fo:letter-spacing="normal" fo:font-style="normal" fo:font-weight="normal"/>
    </style:style>
    <style:style style:name="P16" style:family="paragraph" style:parent-style-name="Standard">
      <style:text-properties fo:font-variant="normal" fo:text-transform="none" fo:color="#222635" style:font-name="Cambria" fo:font-size="14.5pt" fo:letter-spacing="normal" fo:font-style="normal" fo:font-weight="bold" style:font-size-asian="14.5pt" style:font-weight-asian="bold" style:font-size-complex="14.5pt" style:font-weight-complex="bold"/>
    </style:style>
    <style:style style:name="P17" style:family="paragraph" style:parent-style-name="Standard">
      <style:text-properties fo:font-variant="normal" fo:text-transform="none" style:font-name="arial" fo:font-size="22.5pt" fo:letter-spacing="normal" fo:font-style="normal" fo:font-weight="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
    <style:style style:name="P20" style:family="paragraph" style:parent-style-name="Standard" style:list-style-name="L3">
      <style:paragraph-properties fo:margin-left="0in" fo:margin-right="0in" fo:text-indent="0in" style:auto-text-indent="false"/>
      <style:text-properties fo:font-variant="normal" fo:text-transform="none" fo:color="#333333" style:font-name="Tahoma" fo:font-size="11.25pt" fo:letter-spacing="normal" fo:font-style="normal" fo:font-weight="normal"/>
    </style:style>
    <style:style style:name="T1" style:family="text">
      <style:text-properties fo:font-variant="normal" fo:text-transform="none" fo:color="#000000" style:font-name="apple-system" fo:font-size="12pt" fo:letter-spacing="normal" fo:font-style="normal" fo:font-weight="normal"/>
    </style:style>
    <style:style style:name="T2" style:family="text">
      <style:text-properties fo:font-variant="normal" fo:text-transform="none" fo:color="#000000" style:font-name="apple-system" fo:font-size="12pt" fo:letter-spacing="normal" fo:font-style="normal" fo:font-weight="bold"/>
    </style:style>
    <style:style style:name="T3" style:family="text">
      <style:text-properties fo:font-variant="normal" fo:text-transform="none" fo:color="#000000" style:font-name="apple-system" fo:letter-spacing="normal" fo:font-style="normal"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Arial1" fo:font-size="10.5pt" fo:letter-spacing="normal" fo:font-style="normal" fo:font-weight="bold"/>
    </style:style>
    <style:style style:name="T6" style:family="text">
      <style:text-properties fo:font-variant="normal" fo:text-transform="none" fo:color="#000000" style:font-name="Arial1" fo:font-size="10.5pt" fo:letter-spacing="normal" fo:font-style="normal" fo:font-weight="normal"/>
    </style:style>
    <style:style style:name="T7" style:family="text">
      <style:text-properties fo:font-variant="normal" fo:text-transform="none" fo:color="#222222" style:font-name="arial1" fo:font-size="12pt" fo:letter-spacing="normal" fo:font-style="normal" fo:font-weight="normal"/>
    </style:style>
    <style:style style:name="T8" style:family="text">
      <style:text-properties fo:font-variant="normal" fo:text-transform="none" fo:color="#333333" style:font-name="Merriweather" fo:font-size="15pt" fo:letter-spacing="normal" fo:font-style="normal" fo:font-weight="normal"/>
    </style:style>
    <style:style style:name="T9" style:family="text">
      <style:text-properties fo:font-variant="normal" fo:text-transform="none" fo:color="#888888" style:text-line-through-style="none" style:font-name="Arial1" fo:font-size="10.5pt" fo:letter-spacing="normal" fo:font-style="normal" style:text-underline-style="none" fo:font-weight="normal" style:text-blinking="false"/>
    </style:style>
    <style:style style:name="T10" style:family="text">
      <style:text-properties fo:font-size="12pt" style:font-size-asian="12pt" style:font-size-complex="12pt"/>
    </style:style>
    <style:style style:name="T11" style:family="text">
      <style:text-properties fo:font-weight="bold"/>
    </style:style>
    <style:style style:name="T12" style:family="text">
      <style:text-properties fo:color="#242729" style:font-name="Arial2" fo:font-size="12pt" style:text-underline-style="none" fo:font-weight="normal" style:letter-kerning="true" style:font-name-asian="Times New Roman1" style:font-size-asian="12pt" style:font-weight-asian="normal" style:font-name-complex="Arial3" style:font-size-complex="12pt" style:font-weight-complex="normal"/>
    </style:style>
    <style:style style:name="T13" style:family="text">
      <style:text-properties fo:color="#1a1a1a" style:font-name="Georgia" fo:font-size="12pt" style:font-name-asian="Times New Roman1" style:font-size-asian="12pt" style:font-name-complex="Times New Roman1" style:font-size-complex="12pt"/>
    </style:style>
    <style:style style:name="T14" style:family="text">
      <style:text-properties fo:background-color="#ffff0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e Java</text:p>
      <text:p text:style-name="Standard"><text:s text:c="6"/>1. <text:s text:c="2"/>How to create an immutable class?</text:p>
      <text:list xml:id="list3594998546458519901" text:style-name="L1">
        <text:list-item>
          <text:p text:style-name="P14">How Java manages memory?</text:p>
        </text:list-item>
        <text:list-item>
          <text:p text:style-name="P14">What are different type of Garbage collector?</text:p>
        </text:list-item>
        <text:list-item>
          <text:p text:style-name="P14">Do you know caching?, If you have to design your own MRU cache so how you will do?, what is your approach, which data structure you will choose.</text:p>
        </text:list-item>
        <text:list-item>
          <text:p text:style-name="P14">How to make Arraylist threadsafe?, Collections.sysnchronizedList(); What it is doing internally? </text:p>
        </text:list-item>
      </text:list>
      <text:p text:style-name="Standard"/>
      <text:p text:style-name="P1">Java-8</text:p>
      <text:p text:style-name="P1">Q. What all fatures of Java 8 you used in your project.</text:p>
      <text:p text:style-name="Standard">Q1. What are the rules of defining a functional interface?</text:p>
      <text:p text:style-name="Standard">Q2. What is the difference between intermediate and terminal operations in terms of streams?</text:p>
      <text:p text:style-name="Standard"><text:tab/>Intermediate operations are those operations that return Stream itself allowing for further <text:tab/>operations on a stream.</text:p>
      <text:p text:style-name="Standard"><text:tab/>These operations are always lazy, i.e. they do not process the stream at the call site, an <text:tab/>intermediate operation can only process data when there is a terminal operation. Some of the <text:tab/>intermediate operations are filter, map and flatMap.</text:p>
      <text:p text:style-name="Standard"><text:tab/>Terminal operations terminate the pipeline and initiate stream processing. The stream is passed <text:tab/>through all intermediate operations during terminal operation call. Terminal operations include <text:tab/>forEach, reduce, Collect and sum.</text:p>
      <text:p text:style-name="Standard"/>
      <text:p text:style-name="Standard">Q3. What is the difference between map and flatMap stream operation?</text:p>
      <text:p text:style-name="Standard"/>
      <text:p text:style-name="Standard">Q4. Do you know about the change in Java8 Hashmap implementation for performance improvement.</text:p>
      <text:p text:style-name="Standard"/>
      <text:p text:style-name="P2">Microservices</text:p>
      <text:p text:style-name="Standard"/>
      <text:p text:style-name="Standard">Q1. How to transform monolithic application to Microservices kind of architecture?, what are the key points we need to keep in mind.</text:p>
      <text:p text:style-name="Standard">polyglot architecture</text:p>
      <text:p text:style-name="Standard"/>
      <text:p text:style-name="Standard">Q2. How sessions are managed in monolithic application and microservices.</text:p>
      <text:p text:style-name="Standard"/>
      <text:p text:style-name="Standard">Q3. <text:s/>What are the tools you are using for <text:span text:style-name="Strong_20_Emphasis"><text:span text:style-name="T2">distributed log management?</text:span></text:span></text:p>
      <text:p text:style-name="Standard"/>
      <text:p text:style-name="Standard"><text:span text:style-name="T1">the challenge is that microservices are isolated among themselves and they does not <text:s/>share common database and log files. As the number of microservice increases and we enable cloud deployment with automated continuous integration tools, it is very much necessary to have some provision of debugging the components when we have any problem.</text:span> </text:p>
      <text:p text:style-name="Standard"/>
      <text:p text:style-name="Standard"><text:tab/><text:span text:style-name="Strong_20_Emphasis"><text:span text:style-name="T2">Elasticsearch</text:span></text:span><text:span text:style-name="T1"> is a distributed, JSON-based </text:span><text:span text:style-name="Emphasis"><text:span text:style-name="T1">search and analytics engine</text:span></text:span><text:span text:style-name="T1"> designed for <text:s text:c="2"/>horizontal scalability, maximum reliability, and easy management.</text:span></text:p>
      <text:list xml:id="list8397015602723656959" text:style-name="L2">
        <text:list-item>
          <text:p text:style-name="P9"><text:span text:style-name="Strong_20_Emphasis"><text:span text:style-name="T2">Logstash</text:span></text:span><text:span text:style-name="T1"> is a dynamic </text:span><text:span text:style-name="Emphasis"><text:span text:style-name="T1">data collection pipeline</text:span></text:span><text:span text:style-name="T1"> with an extensible plugin ecosystem and strong Elasticsearch synergy.</text:span></text:p>
        </text:list-item>
        <text:list-item>
          <text:p text:style-name="P9"><text:soft-page-break/><text:span text:style-name="Strong_20_Emphasis"><text:span text:style-name="T2">Kibana</text:span></text:span><text:span text:style-name="T1"> gives the </text:span><text:span text:style-name="Emphasis"><text:span text:style-name="T1">visualization</text:span></text:span><text:span text:style-name="T1"> of data through a UI.</text:span></text:p>
        </text:list-item>
      </text:list>
      <text:p text:style-name="Standard"/>
      <text:p text:style-name="Standard">Q. Have you used any spring cloud features or tools <text:span text:style-name="T3">?</text:span></text:p>
      <text:p text:style-name="Standard">. Spring Cloud Config Server</text:p>
      <text:p text:style-name="Standard">. <text:span text:style-name="T1">service registry and discovery server.(Eureka)</text:span></text:p>
      <text:p text:style-name="P15">. circuit breaker pattern</text:p>
      <text:p text:style-name="Standard"><text:span text:style-name="T1">. </text:span><text:span text:style-name="Strong_20_Emphasis"><text:span text:style-name="T2">API gateway pattern</text:span></text:span><text:span text:style-name="T1"> (Zuul Proxy): pre filters – are invoked before the request is routed.</text:span></text:p>
      <text:p text:style-name="P15">post filters – are invoked after the request has been routed.</text:p>
      <text:p text:style-name="P15">route filters – are used to route the request.</text:p>
      <text:p text:style-name="Standard"><text:span text:style-name="T1">error filters – are invoked when an error occurs while handling the request.</text:span> </text:p>
      <text:p text:style-name="Standard">. <text:span text:style-name="Strong_20_Emphasis"><text:span text:style-name="T2">client side load balancing using Netflix Ribbon</text:span></text:span> </text:p>
      <text:p text:style-name="Standard"/>
      <text:p text:style-name="Standard"/>
      <text:p text:style-name="Standard">How the Load Balancing happening ?</text:p>
      <text:p text:style-name="Standard">Server Side Load Balancing. A Server side load balancer sits between the client and the server farm accepting incoming network and application traffic and distributing the traffic across multiple backend servers using various methods.</text:p>
      <text:p text:style-name="Standard"/>
      <text:p text:style-name="Standard"/>
      <text:p text:style-name="Standard">industry standard Load Balancing algorithms are:</text:p>
      <text:p text:style-name="Standard">Round robin: This method continuously rotates a list of services that are attached to it. When the virtual server receives a request, it assigns the connection to the first service in the list, and then moves that service to the bottom of the list.</text:p>
      <text:p text:style-name="Standard">Least connections: The default method, when a virtual server is configured to use the least connection, it selects the service with the fewest active connections.</text:p>
      <text:p text:style-name="Standard">Least response time: This method selects the service with the fewest active connections and the lowest average response time.</text:p>
      <text:p text:style-name="Standard"/>
      <text:p text:style-name="Standard">Mostly load balancer will check the health of the server pool underneath and use the algorithm which we discussed earlier to distribute the load.  This was the most common mechanism we used in the past to manage our application load. However the upswing of Client Side Load Balancing is now on the peak. Let’s dig deep on that context.</text:p>
      <text:p text:style-name="Standard">Client Side Load Balancing</text:p>
      <text:p text:style-name="Standard">As we discussed, in the server side load balancing, a middle component is responsible for the distributing the client requests to the server. However that middle component is moving out on the decision making in the load distribution. Client itself will decide on the server it need to forward the request. How it work is very simple: Client holds the list of server IPs that It can deliver the requests. Client select an IP from the list randomly and forward the request to the server.</text:p>
      <text:p text:style-name="Standard">With the microservice architecture, Client side load balancing plays a major role. Services like Netflix Ribbon and Eureka components helps client side load balancing have similar features to server side load balancing like fault tolerance, caching and batching.</text:p>
      <text:p text:style-name="Standard">Let’s see how Eureka and Ribbon work together to achieve the client side load balancing in microservice architecture.</text:p>
      <text:p text:style-name="Standard"/>
      <text:p text:style-name="Standard"> </text:p>
      <text:p text:style-name="Standard">As per the above diagram, let’s assume Microservice B wants to communicate with Microservice C. So <text:soft-page-break/>Microservice B is the client and now it will use the Eureka client and get what nodes (server list) are available in Microservice C. Then using ribbon client in the Microservice B, it will call the Microservice C using default round robin algorithm. So the method which Microservice B used to call Microservice C is known as client side load balancing. Which illustrates that client is the one decide on the server which need to call not a middle component like in Server side load balancing.</text:p>
      <text:p text:style-name="Standard"/>
      <text:p text:style-name="Standard">Q. How you are managing transactions across different microservices?</text:p>
      <text:p text:style-name="Standard"/>
      <text:p text:style-name="P1">Design Patterns: </text:p>
      <text:p text:style-name="P4">What all design patterns you have worked on?</text:p>
      <text:h text:style-name="P19" text:outline-level="3">What is Singleton Pattern?, What are the drawbacks of using singleton design pattern?</text:h>
      <text:p text:style-name="Text_20_body"><text:span text:style-name="T10">A</text:span>nswer:<text:line-break/>The major drawbacks of using singleton design pattern are:<text:line-break/>a)Singleton causes code to be tightly coupled. The singleton object is exposed globally and is available to a whole application. Thus, classes using this object become tightly coupled; any change in the global object will impact all other classes using it.<text:line-break/>b)They hide dependencies instead of exposing them.<text:line-break/>c)Singleton Pattern does not support inheritance.<text:line-break/>d)Singleton principle can be violated by techniques such as cloning. If an application is running on multiple JVM’s, then, in this case, Singleton might be broken.</text:p>
      <text:p text:style-name="P7">What is lazy and early loading of Singleton and how will you implement it?</text:p>
      <text:p text:style-name="Text_20_body"><text:span text:style-name="T14">Which design pattern will you use to create a complex object?</text:span><text:line-break/>Builder design pattern is used to construct a complex object. It is designed to solve the issues with factory and abstract design pattern.</text:p>
      <text:p text:style-name="P8">Give an example of decorator design pattern?</text:p>
      <text:p text:style-name="P6"><text:span text:style-name="T5">Difference between Strategy and State design Pattern in Java?</text:span><text:line-break/><text:span text:style-name="T6">This is an interesting Java design pattern interview questions as both Strategy and State pattern has the same structure. If you look at UML class diagram for both patterns they look exactly same, but their intent is totally different.</text:span><text:line-break/><text:span text:style-name="T6">State design pattern is used to define and manage the state of an object, while Strategy pattern is used to define a set of an interchangeable algorithm and let's client choose one of them. So </text:span><text:a xlink:type="simple" xlink:href="https://click.linksynergy.com/fs-bin/click?id=JVFxdTr9V80&amp;subid=0&amp;offerid=323058.1&amp;type=10&amp;tmpid=14538&amp;RD_PARM1=https%3A%2F%2Fwww.udemy.com%2Ffrom-0-to-1-design-patterns%2F" office:target-frame-name="_blank" xlink:show="new"><text:span text:style-name="T9">Strategy pattern</text:span></text:a><text:span text:style-name="T4"> </text:span><text:span text:style-name="T6">is a client driven pattern while Object can manage their state itself.<text:line-break/></text:span></text:p>
      <text:p text:style-name="P1">Code Quality</text:p>
      <text:p text:style-name="P16">How do you ensure code quality in your application?, Do you have any experience with code quality tools</text:p>
      <text:p text:style-name="P1"/>
      <text:p text:style-name="P1">Testing:</text:p>
      <text:p text:style-name="P3">How you are testing your microservice or rest API?, Do you have any experience with junits and mocking, integration testing.</text:p>
      <text:p text:style-name="P3"/>
      <text:p text:style-name="P3">Let say I have an rest API and you need<text:span text:style-name="T13"> to test your endpoints as thoroughly as possible. What is your approach to do that.</text:span></text:p>
      <text:p text:style-name="P1"/>
      <text:list xml:id="list4078693283337183652" text:style-name="L3">
        <text:list-header>
          <text:p text:style-name="P20">tests should focus on:</text:p>
        </text:list-header>
      </text:list>
      <text:list xml:id="list4206882172268975180" text:style-name="L4">
        <text:list-item>
          <text:p text:style-name="P10">the HTTP <text:span text:style-name="T11">response code</text:span></text:p>
        </text:list-item>
        <text:list-item>
          <text:p text:style-name="P10">other HTTP <text:span text:style-name="T11">headers</text:span> in the response</text:p>
        </text:list-item>
        <text:list-item>
          <text:p text:style-name="P11"><text:soft-page-break/>the <text:span text:style-name="T11">payload</text:span> (JSON, XML), <text:s/>Here I have used MockMvc.</text:p>
        </text:list-item>
      </text:list>
      <text:p text:style-name="P1"/>
      <text:p text:style-name="P1">DEVOPS</text:p>
      <text:p text:style-name="P3">Do you have any working experience in Agile and Devops environment, using tools like Jenkins, git, sonarqube, managing pipelines, contineous deployment, Contenerization with Docker or Kubernetes?</text:p>
      <text:p text:style-name="P3"/>
      <text:p text:style-name="P1">Q. What all servers you used in development?, <text:span text:style-name="T12">How tomcat handle multiple concurrent request at the same time?</text:span></text:p>
      <text:p text:style-name="P12">Tomcat uses thread connection pool and each incoming request will be assigned to a thread from the pool and once thread finishes the job, it return to the pool.</text:p>
      <text:p text:style-name="P13">You can configure the tomcat connection pool according to your application.</text:p>
      <text:p text:style-name="P13"/>
      <text:p text:style-name="P1">CLOUD:</text:p>
      <text:p text:style-name="P1">Do you have any experience with Public or private cloud like AWS, Pivotal Cloud Foundry, Azure.</text:p>
      <text:p text:style-name="P1">What all features you have used?</text:p>
      <text:p text:style-name="Standard"/>
      <text:p text:style-name="P2">Spring boot</text:p>
      <text:p text:style-name="Standard">Q : How can I enable auto reload of my application with Spring Boot? <text:span text:style-name="T8">Use Spring Boot Developer Tools.</text:span> </text:p>
      <text:p text:style-name="Standard"/>
      <text:p text:style-name="Standard">Q : What happens in the background when a Spring Boot Application is “Run as Java Application”?</text:p>
      <text:p text:style-name="Standard">Q : How can you use profiles to configure environment specific configuration with Spring Boot?</text:p>
      <text:p text:style-name="Standard"/>
      <text:p text:style-name="P17">Apache Solr</text:p>
      <text:p text:style-name="Standard"/>
      <text:p text:style-name="Standard">Do you have any experience in Apache Solr search.</text:p>
      <text:p text:style-name="P5"><text:span text:style-name="T7">Solr is an open source enterprise search platform, Its major features include full-text search, hit highlighting, faceted search, real-time indexing, dynamic clustering, database integration, NoSQL features and rich document handl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1" svg:font-family="Arial, Tahoma, Helvetica, FreeSans, sans-serif"/>
    <style:font-face style:name="Gotham Rounded SSm A" svg:font-family="'Gotham Rounded SSm A', 'Gotham Rounded SSm B', Helvetica, Arial, sans-serif"/>
    <style:font-face style:name="Merriweather" svg:font-family="Merriweather, 'PT Serif', Georgia, 'Times New Roman', serif"/>
    <style:font-face style:name="OpenSymbol" svg:font-family="OpenSymbol"/>
    <style:font-face style:name="Tahoma" svg:font-family="Tahoma, Arial, Verdana, sans-serif"/>
    <style:font-face style:name="apple-system" svg:font-family="apple-system, BlinkMacSystemFont, 'segoe ui', Roboto, 'helvetica neue', Arial, sans-serif, 'apple color emoji', 'segoe ui emoji', 'segoe ui symbol'"/>
    <style:font-face style:name="arial1" svg:font-family="arial, sans-serif"/>
    <style:font-face style:name="arial" svg:font-family="arial, sans-serif-light, sans-serif"/>
    <style:font-face style:name="Arial4" svg:font-family="Arial" style:font-family-generic="swiss"/>
    <style:font-face style:name="Arial2"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3" style:font-size-complex="2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2:11:51.78</meta:creation-date>
    <dc:date>2018-11-16T12:53:39.46</dc:date>
    <meta:editing-duration>PT5H37M43S</meta:editing-duration>
    <meta:editing-cycles>33</meta:editing-cycles>
    <meta:generator>OpenOffice.org/3.4.1$Win32 OpenOffice.org_project/341m1$Build-9593</meta:generator>
    <meta:document-statistic meta:table-count="0" meta:image-count="0" meta:object-count="0" meta:page-count="4" meta:paragraph-count="79" meta:word-count="1445" meta:character-count="8924"/>
  </office:meta>
</office:document-meta>
</file>